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1.91667in" style:font-size-asian="1.91667in" style:font-size-complex="1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3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presentation:style-name="a340" draw:name="Titre 1" svg:x="0.75in" svg:y="2.32986in" svg:width="8.5in" svg:height="1.60764in" presentation:class="title" presentation:placeholder="false">
          <draw:text-box>
            <text:p text:style-name="a339" text:class-names="" text:cond-style-name=""><text:span text:style-name="a336" text:class-names=""><text:line-break/></text:span><text:span text:style-name="a337" text:class-names="">SI</text:span><text:span text:style-name="a338" text:class-names=""/></text:p>
          </draw:text-box>
          <svg:title/>
          <svg:desc/>
        </draw:frame>
        <draw:frame draw:id="id64" presentation:style-name="a344" draw:name="Sous-titre 2" svg:x="1.5in" svg:y="5.58333in" svg:width="7in" svg:height="1.08333in" presentation:class="subtitle" presentation:placeholder="false">
          <draw:text-box>
            <text:p text:style-name="a343" text:class-names="" text:cond-style-name=""><text:span text:style-name="a341" text:class-names="">Loubna jaabak</text:span><text:span text:style-name="a342" text:class-names=""/></text:p>
          </draw:text-box>
          <svg:title/>
          <svg:desc/>
        </draw:frame>
      </draw:page>
      <draw:page draw:name="Slide2" draw:style-name="a345" draw:master-page-name="Master1-Layout2-obj-Titre-et-contenu" presentation:presentation-page-layout-name="Master1-PPL2" draw:id="Slide-257">
        <draw:frame draw:id="id65" presentation:style-name="a353" draw:name="Titre 1" svg:x="0.5in" svg:y="0.30035in" svg:width="9in" svg:height="1.25in" presentation:class="title" presentation:placeholder="false">
          <draw:text-box>
            <text:p text:style-name="a352" text:class-names="" text:cond-style-name=""><text:span text:style-name="a346" text:class-names="">Definition</text:span><text:span text:style-name="a347" text:class-names=""><text:s text:c="1"/></text:span><text:span text:style-name="a348" text:class-names="">system</text:span><text:span text:style-name="a349" text:class-names=""><text:s text:c="1"/></text:span><text:span text:style-name="a350" text:class-names="">information</text:span><text:span text:style-name="a351" text:class-names=""/></text:p>
          </draw:text-box>
          <svg:title/>
          <svg:desc/>
        </draw:frame>
        <draw:frame draw:id="id66" presentation:style-name="a378" draw:name="Espace réservé du contenu 2" svg:x="0.5in" svg:y="1.75in" svg:width="9.08333in" svg:height="5.75in" presentation:class="outline" presentation:placeholder="false">
          <draw:text-box>
            <text:list text:style-name="a377">
              <text:list-item>
                <text:p text:style-name="a376" text:class-names="" text:cond-style-name=""><text:span text:style-name="a354" text:class-names="">Le </text:span><text:span text:style-name="a355" text:class-names="">système d'information</text:span><text:span text:style-name="a356" text:class-names=""> (</text:span><text:span text:style-name="a357" text:class-names="">SI</text:span><text:span text:style-name="a358" text:class-names="">) est un ensemble organisé de ressources qui permet de collecter, stocker, traiter et distribuer de l'information</text:span><text:span text:style-name="a359" text:class-names=""><text:a xlink:href="https://fr.wikipedia.org/wiki/Syst%C3%A8me_d%27information#cite_note-1" text:style-name="" text:visited-style-name="">1</text:a></text:span><text:span text:style-name="a360" text:class-names="">, en général grâce à un ordinateur. Il s'agit d'un </text:span><text:span text:style-name="a361" text:class-names=""><text:a office:title="Système socio-technique" xlink:href="https://fr.wikipedia.org/wiki/Syst%C3%A8me_socio-technique" text:style-name="" text:visited-style-name="">système<text:s text:c="1"/></text:a></text:span><text:span text:style-name="a362" text:class-names=""><text:a office:title="Système socio-technique" xlink:href="https://fr.wikipedia.org/wiki/Syst%C3%A8me_socio-technique" text:style-name="" text:visited-style-name="">socio-technique</text:a></text:span><text:span text:style-name="a363" text:class-names=""> composé de deux sous-systèmes, l'un social et l'autre technique. Le sous-système social est composé de la </text:span><text:span text:style-name="a364" text:class-names=""><text:a office:title="Structure organisationnelle" xlink:href="https://fr.wikipedia.org/wiki/Structure_organisationnelle" text:style-name="" text:visited-style-name="">structure organisationnelle</text:a></text:span><text:span text:style-name="a365" text:class-names=""> et des personnes liées au SI. Le sous-système technique est composé des technologies (</text:span><text:span text:style-name="a366" text:class-names=""><text:a office:title="Hardware" xlink:href="https://fr.wikipedia.org/wiki/Hardware" text:style-name="" text:visited-style-name="">hardware</text:a></text:span><text:span text:style-name="a367" text:class-names="">, </text:span><text:span text:style-name="a368" text:class-names=""><text:a office:title="Logiciel" xlink:href="https://fr.wikipedia.org/wiki/Logiciel" text:style-name="" text:visited-style-name="">software</text:a></text:span><text:span text:style-name="a369" text:class-names=""> et équipements de </text:span><text:span text:style-name="a370" text:class-names=""><text:a office:title="Télécommunication" xlink:href="https://fr.wikipedia.org/wiki/T%C3%A9l%C3%A9communication" text:style-name="" text:visited-style-name="">télécommunication</text:a></text:span><text:span text:style-name="a371" text:class-names="">) et des </text:span><text:span text:style-name="a372" text:class-names=""><text:a office:title="Processus d'affaires" xlink:href="https://fr.wikipedia.org/wiki/Processus_d%27affaires" text:style-name="" text:visited-style-name="">processus d'affaires</text:a></text:span><text:span text:style-name="a373" text:class-names=""> concernés par le<text:s text:c="1"/></text:span><text:span text:style-name="a374" text:class-names="">SI.</text:span><text:span text:style-name="a375" text:class-names=""/></text:p>
              </text:list-item>
            </text:list>
          </draw:text-box>
          <svg:title/>
          <svg:desc/>
        </draw:frame>
      </draw:page>
      <draw:page draw:name="Slide3" draw:style-name="a379" draw:master-page-name="Master1-Layout2-obj-Titre-et-contenu" presentation:presentation-page-layout-name="Master1-PPL2" draw:id="Slide-258">
        <draw:frame draw:id="id67" presentation:style-name="a387" draw:name="Titre 1" svg:x="0.5in" svg:y="0.30035in" svg:width="9in" svg:height="1.25in" presentation:class="title" presentation:placeholder="false">
          <draw:text-box>
            <text:p text:style-name="a386" text:class-names="" text:cond-style-name=""><text:span text:style-name="a380" text:class-names="">Les</text:span><text:span text:style-name="a381" text:class-names=""><text:s text:c="1"/><text:tab/></text:span><text:span text:style-name="a382" text:class-names="">Mots</text:span><text:span text:style-name="a383" text:class-names=""><text:s text:c="1"/></text:span><text:span text:style-name="a384" text:class-names="">clefs</text:span><text:span text:style-name="a385" text:class-names=""/></text:p>
          </draw:text-box>
          <svg:title/>
          <svg:desc/>
        </draw:frame>
        <draw:frame draw:id="id68" presentation:style-name="a405" draw:name="Espace réservé du contenu 2" svg:x="0.5in" svg:y="1.75in" svg:width="9in" svg:height="4.94965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8" text:class-names="">Hardware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Software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Telecommunication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System socio-technique</text:span></text:p>
              </text:list-item>
            </text:list>
            <text:list text:style-name="a404">
              <text:list-item>
                <text:p text:style-name="a403" text:class-names="" text:cond-style-name=""><text:span text:style-name="a400" text:class-names="">Électroniques</text:span><text:span text:style-name="a401" text:class-names=""><text:s text:c="1"/></text:span><text:span text:style-name="a4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8/09/2019</text:date></text:span></text:p>
        </draw:text-box>
        <svg:title/>
        <svg:desc/>
      </draw:frame>
      <draw:frame draw:id="id3" presentation:style-name="a26" draw:name="Espace réservé du pied de page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8/09/2019</text:date></text:span></text:p>
        </draw:text-box>
        <svg:title/>
        <svg:desc/>
      </draw:frame>
      <draw:frame draw:id="id8" presentation:style-name="a43" draw:name="Espace réservé du pied de page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odifiez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8/09/2019</text:date></text:span></text:p>
        </draw:text-box>
        <svg:title/>
        <svg:desc/>
      </draw:frame>
      <draw:frame draw:id="id13" presentation:style-name="a73" draw:name="Espace réservé du pied de page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8/09/2019</text:date></text:span></text:p>
        </draw:text-box>
        <svg:title/>
        <svg:desc/>
      </draw:frame>
      <draw:frame draw:id="id18" presentation:style-name="a91" draw:name="Espace réservé du pied de page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odifiez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8/09/2019</text:date></text:span></text:p>
        </draw:text-box>
        <svg:title/>
        <svg:desc/>
      </draw:frame>
      <draw:frame draw:id="id24" presentation:style-name="a137" draw:name="Espace réservé du pied de page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ez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odifiez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8/09/2019</text:date></text:span></text:p>
        </draw:text-box>
        <svg:title/>
        <svg:desc/>
      </draw:frame>
      <draw:frame draw:id="id32" presentation:style-name="a191" draw:name="Espace réservé du pied de page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8/09/2019</text:date></text:span></text:p>
        </draw:text-box>
        <svg:title/>
        <svg:desc/>
      </draw:frame>
      <draw:frame draw:id="id36" presentation:style-name="a205" draw:name="Espace réservé du pied de page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8/09/2019</text:date></text:span></text:p>
        </draw:text-box>
        <svg:title/>
        <svg:desc/>
      </draw:frame>
      <draw:frame draw:id="id39" presentation:style-name="a216" draw:name="Espace réservé du pied de page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odifiez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8/09/2019</text:date></text:span></text:p>
        </draw:text-box>
        <svg:title/>
        <svg:desc/>
      </draw:frame>
      <draw:frame draw:id="id45" presentation:style-name="a250" draw:name="Espace réservé du pied de page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8/09/2019</text:date></text:span></text:p>
        </draw:text-box>
        <svg:title/>
        <svg:desc/>
      </draw:frame>
      <draw:frame draw:id="id51" presentation:style-name="a271" draw:name="Espace réservé du pied de page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z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8/09/2019</text:date></text:span></text:p>
        </draw:text-box>
        <svg:title/>
        <svg:desc/>
      </draw:frame>
      <draw:frame draw:id="id56" presentation:style-name="a301" draw:name="Espace réservé du pied de page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ez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8/09/2019</text:date></text:span></text:p>
        </draw:text-box>
        <svg:title/>
        <svg:desc/>
      </draw:frame>
      <draw:frame draw:id="id61" presentation:style-name="a331" draw:name="Espace réservé du pied de page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SI</dc:title>
    <meta:initial-creator>loubna</meta:initial-creator>
    <dc:creator>loubna</dc:creator>
    <meta:creation-date>2019-09-28T07:51:52Z</meta:creation-date>
    <dc:date>2019-09-28T08:31:10Z</dc:date>
    <meta:editing-cycles>1</meta:editing-cycles>
    <meta:editing-duration>PT603S</meta:editing-duration>
    <meta:document-statistic meta:paragraph-count="10" meta:word-count="13"/>
  </office:meta>
</office:document-meta>
</file>